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fo:letter-spacing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fo:letter-spacing="normal"/>
    </style:style>
    <style:style style:name="T1" style:family="text">
      <style:text-properties style:font-name="Monaco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vant Materials: <text:line-break/>OSPP textbook, chapter 8, sections 8.3-8.5 <text:line-break/>chapter 8 slides</text:p>
      <text:p text:style-name="P1">1. Define the following terms:</text:p>
      <text:p text:style-name="P1">- TLB <text:line-break/>- superpage <text:line-break/>- tagged TLB <text:line-break/>- TLB shootdown</text:p>
      <text:p text:style-name="P1">2. Name a reason why you would need to do a TLB flush.</text:p>
      <text:p text:style-name="P1">3. Consider the following two approaches to zero matrix "a". Assume that matrix a is stored in row-major order, that a double-precision value is 8 bytes, that the page size is 4 KiB, that the i and j index variables are register-allocated rather than memory allocated, and that you have a traditional TLB with 8 entries. For each approach, compute the number of TLB misses, assuming that for each approach the TLB starts off as empty.</text:p>
      <text:p text:style-name="P2"><text:s text:c="8"/><text:span text:style-name="T1">double a[1024][1024];</text:span></text:p>
      <text:p text:style-name="P3"/>
      <text:p text:style-name="P4"><text:s text:c="8"/><text:span text:style-name="T1">// approach 1 - ij loop ordering</text:span></text:p>
      <text:p text:style-name="P4"><text:s text:c="8"/><text:span text:style-name="T1">for( i = 0; i &lt; 1024; i++ ){</text:span></text:p>
      <text:p text:style-name="P4"><text:s text:c="16"/><text:span text:style-name="T1">for( j = 0; j &lt; 1024; j++ ){</text:span></text:p>
      <text:p text:style-name="P4"><text:s text:c="24"/><text:span text:style-name="T1">a[i][j] = 0.0;</text:span></text:p>
      <text:p text:style-name="P4"><text:s text:c="16"/><text:span text:style-name="T1">}</text:span></text:p>
      <text:p text:style-name="P4"><text:s text:c="8"/><text:span text:style-name="T1">}</text:span></text:p>
      <text:p text:style-name="P3"/>
      <text:p text:style-name="P4"><text:s text:c="8"/><text:span text:style-name="T1">// approach 2 - ji loop ordering</text:span></text:p>
      <text:p text:style-name="P4"><text:s text:c="8"/><text:span text:style-name="T1">for( j = 0; j &lt; 1024; j++ ){</text:span></text:p>
      <text:p text:style-name="P4"><text:s text:c="16"/><text:span text:style-name="T1">for( i = 0; i &lt; 1024; i++ ){</text:span></text:p>
      <text:p text:style-name="P4"><text:s text:c="24"/><text:span text:style-name="T1">a[i][j] = 0.0;</text:span></text:p>
      <text:p text:style-name="P4"><text:s text:c="16"/><text:span text:style-name="T1">}</text:span></text:p>
      <text:p text:style-name="P4"><text:s text:c="8"/><text:span text:style-name="T1">}</text:span></text:p>
      <text:p text:style-name="P3"/>
      <text:p text:style-name="P1"><text:soft-page-break/>4. Explain the purpose of the attack described in section 8.4.2 of jumping into the middle of an x86 instruction. Would checking a table of valid branch targets as part of simulating an indirect branch prevent thi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07:57.863464914</meta:creation-date>
    <dc:date>2019-06-05T13:09:12.471229383</dc:date>
    <meta:editing-duration>PT1M15S</meta:editing-duration>
    <meta:editing-cycles>1</meta:editing-cycles>
    <meta:document-statistic meta:table-count="0" meta:image-count="0" meta:object-count="0" meta:page-count="2" meta:paragraph-count="19" meta:word-count="214" meta:character-count="1260" meta:non-whitespace-character-count="892"/>
    <meta:generator>LibreOffice/6.0.7.3$Linux_X86_64 LibreOffice_project/00m0$Build-3</meta:generator>
  </office:meta>
</office:document-meta>
</file>